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arial" svg:font-family="arial, 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bold" officeooo:rsid="0003bc86" officeooo:paragraph-rsid="0003bc86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637ac" officeooo:paragraph-rsid="000637a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3abda" officeooo:paragraph-rsid="0003abda" fo:background-color="transparent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082d8c" officeooo:paragraph-rsid="00082d8c" fo:background-color="transparent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09e4c4" officeooo:paragraph-rsid="0009e4c4" fo:background-color="transparent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0d77de" officeooo:paragraph-rsid="000d77de" fo:background-color="transparent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officeooo:rsid="000e9bf8" officeooo:paragraph-rsid="000e9bf8" fo:background-color="transparent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officeooo:rsid="0010a985" officeooo:paragraph-rsid="0010a985" fo:background-color="transparent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0637ac" officeooo:paragraph-rsid="0011427a" fo:background-color="transparent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abda" officeooo:paragraph-rsid="0003abd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bc86" officeooo:paragraph-rsid="0003bc8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abda" officeooo:paragraph-rsid="0003abda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e4c4" officeooo:paragraph-rsid="0009e4c4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77de" officeooo:paragraph-rsid="000d77de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460b" officeooo:paragraph-rsid="0010460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a985" officeooo:paragraph-rsid="0010a985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3bc86" officeooo:paragraph-rsid="0003bc86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433df" officeooo:paragraph-rsid="000433df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541db" officeooo:paragraph-rsid="000541db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5cda0" officeooo:paragraph-rsid="0005cda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5cda0" officeooo:paragraph-rsid="0005cda0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3abda" officeooo:paragraph-rsid="0003abda" fo:background-color="transparent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2d8c" officeooo:paragraph-rsid="0003abda" fo:background-color="transparent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abda" officeooo:paragraph-rsid="0003abda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03bc86" officeooo:paragraph-rsid="0003bc86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fo:font-size="12pt" fo:font-style="italic" style:text-underline-style="none" fo:font-weight="normal" officeooo:rsid="000433df" officeooo:paragraph-rsid="0003bc86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fo:font-size="12pt" fo:font-style="italic" style:text-underline-style="none" fo:font-weight="normal" officeooo:rsid="000541db" officeooo:paragraph-rsid="000433df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none" fo:font-weight="normal" officeooo:rsid="000433df" officeooo:paragraph-rsid="000433d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none" fo:font-weight="normal" officeooo:rsid="000541db" officeooo:paragraph-rsid="000541d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Liberation Serif" fo:font-size="12pt" style:text-underline-style="none" fo:font-weight="normal" officeooo:rsid="0010460b" officeooo:paragraph-rsid="0010460b" fo:background-color="transparent" style:font-name-asian="DejaVu Math TeX Gyre" style:font-size-asian="10.5pt" style:font-weight-asian="normal" style:font-name-complex="DejaVu Math TeX Gyre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0d77de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d77de" officeooo:paragraph-rsid="000d77de" style:letter-kerning="true" style:font-size-asian="12pt" style:font-style-asian="normal" style:font-weight-asian="normal" style:text-emphasize="none"/>
    </style:style>
    <style:style style:name="P33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none" fo:font-weight="normal" officeooo:rsid="00168742" officeooo:paragraph-rsid="0016874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text-position="0% 100%" fo:font-size="12pt" fo:font-style="normal" style:text-underline-style="none" fo:font-weight="bold" officeooo:rsid="00156413" officeooo:paragraph-rsid="0005cda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style:text-position="0% 100%" fo:font-size="14pt" fo:font-style="normal" style:text-underline-style="none" fo:font-weight="bold" officeooo:rsid="00156413" officeooo:paragraph-rsid="0015641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text-position="0% 100%" fo:font-size="14pt" fo:font-style="normal" style:text-underline-style="none" fo:font-weight="bold" officeooo:rsid="00156413" officeooo:paragraph-rsid="0015641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position="0% 100%" fo:font-size="14pt" fo:font-style="normal" style:text-underline-style="none" fo:font-weight="bold" officeooo:rsid="00168742" officeooo:paragraph-rsid="0016874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paragraph-rsid="00168742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9bf8" officeooo:paragraph-rsid="000e9bf8" fo:background-color="transparent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9bf8" officeooo:paragraph-rsid="00168742" fo:background-color="transparent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9bf8" officeooo:paragraph-rsid="00180b5b" fo:background-color="transparent" style:font-size-asian="10.5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14pt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4pt" officeooo:rsid="00156413" officeooo:paragraph-rsid="00156413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4pt" fo:font-weight="bold" officeooo:rsid="00156413" officeooo:paragraph-rsid="00156413" style:font-size-asian="10.5pt" style:font-weight-asian="bold" style:font-size-complex="12pt" style:font-weight-complex="bold"/>
    </style:style>
    <style:style style:name="P45" style:family="paragraph">
      <style:paragraph-properties fo:text-align="center"/>
    </style:style>
    <style:style style:name="P4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solid" style:text-overline-width="auto" style:text-overline-color="font-color" fo:hyphenate="false" loext:hyphenation-no-caps="false"/>
    </style:style>
    <style:style style:name="P47" style:family="paragraph">
      <loext:graphic-properties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solid" style:text-overline-width="auto" style:text-overline-color="font-color" fo:hyphenate="false" loext:hyphenation-no-caps="false"/>
    </style:style>
    <style:style style:name="P48" style:family="paragraph">
      <loext:graphic-properties draw:fill-color="#000000"/>
      <style:paragraph-properties fo:text-align="center"/>
    </style:style>
    <style:style style:name="P4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0" style:family="paragraph">
      <loext:graphic-properties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5f2d9" fo:background-color="transparent" loext:char-shading-value="0"/>
    </style:style>
    <style:style style:name="T3" style:family="text">
      <style:text-properties fo:font-style="italic" fo:background-color="transparent" loext:char-shading-value="0" style:font-style-asian="italic" style:font-style-complex="italic"/>
    </style:style>
    <style:style style:name="T4" style:family="text">
      <style:text-properties style:text-position="sub 58%"/>
    </style:style>
    <style:style style:name="T5" style:family="text">
      <style:text-properties style:text-position="sub 58%" fo:background-color="transparent" loext:char-shading-value="0"/>
    </style:style>
    <style:style style:name="T6" style:family="text">
      <style:text-properties style:text-position="sub 58%" officeooo:rsid="000433df" fo:background-color="transparent" loext:char-shading-value="0"/>
    </style:style>
    <style:style style:name="T7" style:family="text">
      <style:text-properties style:text-position="sub 58%" style:font-name="Liberation Serif"/>
    </style:style>
    <style:style style:name="T8" style:family="text">
      <style:text-properties style:text-position="sub 58%" fo:font-weight="bold" style:font-weight-asian="bold" style:font-weight-complex="bold"/>
    </style:style>
    <style:style style:name="T9" style:family="text">
      <style:text-properties style:text-position="sub 58%" style:font-name="OpenSymbol" style:font-name-asian="DejaVu Math TeX Gyre" style:font-name-complex="DejaVu Math TeX Gyre"/>
    </style:style>
    <style:style style:name="T10" style:family="text">
      <style:text-properties style:text-position="0% 100%"/>
    </style:style>
    <style:style style:name="T11" style:family="text">
      <style:text-properties style:text-position="0% 100%" fo:background-color="transparent" loext:char-shading-value="0"/>
    </style:style>
    <style:style style:name="T12" style:family="text">
      <style:text-properties style:text-position="0% 100%" officeooo:rsid="000433df" fo:background-color="transparent" loext:char-shading-value="0"/>
    </style:style>
    <style:style style:name="T13" style:family="text">
      <style:text-properties style:text-position="0% 100%" officeooo:rsid="000541db" fo:background-color="transparent" loext:char-shading-value="0"/>
    </style:style>
    <style:style style:name="T14" style:family="text">
      <style:text-properties style:text-position="0% 100%" fo:font-weight="normal" fo:background-color="transparent" loext:char-shading-value="0" style:font-weight-asian="normal" style:font-weight-complex="normal"/>
    </style:style>
    <style:style style:name="T15" style:family="text">
      <style:text-properties style:text-position="0% 100%" fo:font-weight="normal" style:font-weight-asian="normal" style:font-weight-complex="normal"/>
    </style:style>
    <style:style style:name="T16" style:family="text">
      <style:text-properties style:text-position="0% 100%" style:font-name="Liberation Serif"/>
    </style:style>
    <style:style style:name="T17" style:family="text">
      <style:text-properties style:text-position="0% 100%" style:font-name="Liberation Serif" style:font-name-asian="DejaVu Math TeX Gyre" style:font-name-complex="DejaVu Math TeX Gyre"/>
    </style:style>
    <style:style style:name="T18" style:family="text">
      <style:text-properties style:text-position="0% 100%" style:font-name="Liberation Serif" officeooo:rsid="0010460b" style:font-name-asian="DejaVu Math TeX Gyre" style:font-name-complex="DejaVu Math TeX Gyre"/>
    </style:style>
    <style:style style:name="T19" style:family="text">
      <style:text-properties style:text-position="0% 100%" style:font-name="Liberation Serif" officeooo:rsid="00168742" style:font-name-asian="DejaVu Math TeX Gyre" style:font-name-complex="DejaVu Math TeX Gyre"/>
    </style:style>
    <style:style style:name="T20" style:family="text">
      <style:text-properties style:text-position="0% 100%" style:font-name="Liberation Serif" officeooo:rsid="00180b5b" style:font-name-asian="DejaVu Math TeX Gyre" style:font-name-complex="DejaVu Math TeX Gyre"/>
    </style:style>
    <style:style style:name="T21" style:family="text">
      <style:text-properties style:text-position="0% 100%" style:font-name="Liberation Serif" style:text-underline-style="none" officeooo:rsid="00168742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position="0% 100%" style:font-name="Liberation Serif" officeooo:rsid="00168742"/>
    </style:style>
    <style:style style:name="T23" style:family="text">
      <style:text-properties style:text-position="0% 100%" style:font-name="Liberation Serif1"/>
    </style:style>
    <style:style style:name="T24" style:family="text">
      <style:text-properties style:text-position="0% 100%" style:font-name="Liberation Serif1" fo:font-weight="normal" officeooo:rsid="0009e4c4" style:font-weight-asian="normal" style:font-weight-complex="normal"/>
    </style:style>
    <style:style style:name="T25" style:family="text">
      <style:text-properties style:text-position="0% 100%" fo:font-weight="bold" style:font-weight-asian="bold" style:font-weight-complex="bold"/>
    </style:style>
    <style:style style:name="T26" style:family="text">
      <style:text-properties style:text-position="0% 100%" style:font-name="OpenSymbol"/>
    </style:style>
    <style:style style:name="T27" style:family="text">
      <style:text-properties style:text-position="0% 100%" style:font-name="OpenSymbol" style:font-name-asian="DejaVu Math TeX Gyre" style:font-name-complex="DejaVu Math TeX Gyre"/>
    </style:style>
    <style:style style:name="T28" style:family="text">
      <style:text-properties style:text-position="0% 100%" style:font-name="OpenSymbol" officeooo:rsid="0010460b" style:font-name-asian="DejaVu Math TeX Gyre" style:font-name-complex="DejaVu Math TeX Gyre"/>
    </style:style>
    <style:style style:name="T29" style:family="text">
      <style:text-properties style:text-position="0% 100%" style:font-name="OpenSymbol" officeooo:rsid="000e9bf8" style:font-name-asian="DejaVu Math TeX Gyre" style:font-name-complex="DejaVu Math TeX Gyre"/>
    </style:style>
    <style:style style:name="T30" style:family="text">
      <style:text-properties style:text-position="0% 100%" style:font-name="OpenSymbol" officeooo:rsid="00168742"/>
    </style:style>
    <style:style style:name="T31" style:family="text">
      <style:text-properties style:text-position="0% 100%" style:font-name="DejaVu Math TeX Gyre" style:text-underline-style="none" officeooo:rsid="00168742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position="0% 100%" style:font-name="Liberation Serif" officeooo:rsid="00168742"/>
    </style:style>
    <style:style style:name="T33" style:family="text">
      <style:text-properties style:text-position="0% 100%" style:font-name="Liberation Serif" officeooo:rsid="00180b5b" style:font-name-asian="DejaVu Math TeX Gyre" style:font-name-complex="DejaVu Math TeX Gyre"/>
    </style:style>
    <style:style style:name="T34" style:family="text">
      <style:text-properties style:text-position="super 58%"/>
    </style:style>
    <style:style style:name="T35" style:family="text">
      <style:text-properties style:text-position="super 58%" fo:background-color="transparent" loext:char-shading-value="0"/>
    </style:style>
    <style:style style:name="T36" style:family="text">
      <style:text-properties style:text-position="super 58%" officeooo:rsid="000433df" fo:background-color="transparent" loext:char-shading-value="0"/>
    </style:style>
    <style:style style:name="T37" style:family="text">
      <style:text-properties style:text-position="super 58%" officeooo:rsid="000541db" fo:background-color="transparent" loext:char-shading-value="0"/>
    </style:style>
    <style:style style:name="T38" style:family="text">
      <style:text-properties style:text-position="super 58%" style:font-name="Liberation Serif"/>
    </style:style>
    <style:style style:name="T39" style:family="text">
      <style:text-properties style:text-position="super 58%" style:font-name="Liberation Serif" style:font-name-asian="DejaVu Math TeX Gyre" style:font-name-complex="DejaVu Math TeX Gyre"/>
    </style:style>
    <style:style style:name="T40" style:family="text">
      <style:text-properties style:text-position="super 58%" style:font-name="Liberation Serif" style:text-underline-style="none" officeooo:rsid="00168742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text-position="super 58%" style:font-name="OpenSymbol" style:font-name-asian="DejaVu Math TeX Gyre" style:font-name-complex="DejaVu Math TeX Gyre"/>
    </style:style>
    <style:style style:name="T42" style:family="text">
      <style:text-properties style:text-position="super 58%" style:font-name="OpenSymbol" officeooo:rsid="0010460b" style:font-name-asian="DejaVu Math TeX Gyre" style:font-name-complex="DejaVu Math TeX Gyre"/>
    </style:style>
    <style:style style:name="T43" style:family="text">
      <style:text-properties style:text-position="super 58%" style:font-name="OpenSymbol" officeooo:rsid="00168742"/>
    </style:style>
    <style:style style:name="T44" style:family="text">
      <style:text-properties style:text-position="super 58%" style:font-name="Liberation Serif" officeooo:rsid="00180b5b" style:font-name-asian="DejaVu Math TeX Gyre" style:font-name-complex="DejaVu Math TeX Gyre"/>
    </style:style>
    <style:style style:name="T45" style:family="text">
      <style:text-properties style:font-name="Liberation Serif1"/>
    </style:style>
    <style:style style:name="T46" style:family="text">
      <style:text-properties style:font-name="Liberation Serif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style:use-window-font-color="true" loext:opacity="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49" style:family="text">
      <style:text-properties style:use-window-font-color="true" loext:opacity="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 style:text-overline-style="solid" style:text-overline-width="auto" style:text-overline-color="font-color"/>
    </style:style>
    <style:style style:name="T50" style:family="text">
      <style:text-properties style:use-window-font-color="true" loext:opacity="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d77de" style:letter-kerning="true" style:font-size-asian="12pt" style:font-style-asian="normal" style:font-weight-asian="normal" style:text-emphasize="none"/>
    </style:style>
    <style:style style:name="T51" style:family="text">
      <style:text-properties style:use-window-font-color="true" loext:opacity="0%" style:text-outline="false" style:text-line-through-style="none" style:text-line-through-type="none" style:font-name="DejaVu Math TeX Gyre" fo:font-size="12pt" fo:letter-spacing="normal" fo:font-style="normal" fo:text-shadow="none" style:text-underline-style="none" fo:font-weight="normal" officeooo:rsid="000d77de" style:letter-kerning="true" style:font-size-asian="12pt" style:font-style-asian="normal" style:font-weight-asian="normal" style:text-emphasize="none"/>
    </style:style>
    <style:style style:name="T52" style:family="text">
      <style:text-properties fo:font-size="12pt" style:text-underline-style="none" fo:font-weight="normal" officeooo:rsid="000d77de" fo:background-color="transparent" loext:char-shading-value="0" style:font-size-asian="10.5pt" style:font-weight-asian="normal" style:font-size-complex="12pt" style:font-weight-complex="normal"/>
    </style:style>
    <style:style style:name="T53" style:family="text">
      <style:text-properties style:font-name="OpenSymbol"/>
    </style:style>
    <style:style style:name="T54" style:family="text">
      <style:text-properties officeooo:rsid="0011427a"/>
    </style:style>
    <style:style style:name="T55" style:family="text">
      <style:text-properties fo:font-variant="normal" fo:text-transform="none" fo:color="#bdc1c6" loext:opacity="100%" style:font-name="Liberation Serif" fo:font-size="10.6000003814697pt" fo:letter-spacing="normal"/>
    </style:style>
    <style:style style:name="T56" style:family="text">
      <style:text-properties fo:font-variant="normal" fo:text-transform="none" fo:color="#bdc1c6" loext:opacity="100%" style:text-position="0% 100%" style:font-name="Liberation Serif" fo:font-size="10.6000003814697pt" fo:letter-spacing="normal" style:text-underline-style="none" officeooo:rsid="00168742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fo:color="#bdc1c6" loext:opacity="100%" style:text-position="0% 100%" style:font-name="DejaVu Math TeX Gyre" fo:font-size="10.6000003814697pt" fo:letter-spacing="normal" style:text-underline-style="none" officeooo:rsid="00168742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officeooo:rsid="00156413"/>
    </style:style>
    <style:style style:name="T59" style:family="text">
      <style:text-properties style:font-name="Liberation Serif1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solid" style:text-overline-width="auto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fo:padding="0.0598in" fo:border="0.79pt solid #000000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598in" fo:border="1.05pt solid #000000" draw:ole-draw-aspect="1"/>
    </style: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ff" draw:fill-color="#ffffff" draw:textarea-horizontal-align="justify" draw:textarea-vertical-align="top" draw:auto-grow-height="false" fo:min-height="2.1665in" fo:min-width="3.0083in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ffffff" draw:fill-color="#ffffff" draw:textarea-horizontal-align="justify" draw:textarea-vertical-align="top" draw:auto-grow-height="false" fo:min-height="0.7102in" fo:min-width="2.9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draw:stroke-dash="Dot" svg:stroke-width="0.0201in" svg:stroke-color="#000000" draw:marker-start-width="0.1689in" draw:marker-end-width="0.1689in" svg:stroke-linecap="butt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ffffff" draw:marker-start="Arrowheads_20_1" draw:marker-end="Arrowheads_20_2" draw:fill-color="#ffffff" draw:textarea-horizontal-align="justify" draw:textarea-vertical-align="top" draw:auto-grow-height="false" fo:min-height="1.5882in" fo:min-width="2.0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2">Qualitative</text:span><text:span text:style-name="T1"> Chemistry</text:span></text:p>
      <text:p text:style-name="P22"><draw:custom-shape text:anchor-type="paragraph" draw:z-index="7" draw:name="Shape 1" draw:style-name="gr6" draw:text-style-name="P50" svg:width="2.0705in" svg:height="1.5886in" svg:x="4.0173in" svg:y="0.2071in"><text:p text:style-name="P49"><text:span text:style-name="T65"><text:s/></text:span><text:span text:style-name="T65">m=mass of electron</text:span></text:p><text:p text:style-name="P49"><text:span text:style-name="T65"><text:s/></text:span><text:span text:style-name="T65">v=linear velocity of electron</text:span></text:p><text:p text:style-name="P49"><text:span text:style-name="T65"><text:s/></text:span><text:span text:style-name="T65">r=radius of orbit</text:span></text:p><text:p text:style-name="P49"><text:span text:style-name="T65"><text:s/></text:span><text:span text:style-name="T65">n=number of orbit</text:span></text:p><text:p text:style-name="P49"><text:span text:style-name="T65"><text:s/></text:span><text:span text:style-name="T65">h=Plank’s Constant</text:span></text:p><text:p text:style-name="P49"><text:span text:style-name="T65"><text:s text:c="3"/></text:span><text:span text:style-name="T65">=6.626 × 10</text:span><text:span text:style-name="T66">-34</text:span><text:span text:style-name="T65"> Js</text:span></text:p><text:p text:style-name="P49"><text:span text:style-name="T65"><text:s text:c="3"/></text:span><text:span text:style-name="T65">=6.626 × 10</text:span><text:span text:style-name="T66">-27</text:span><text:span text:style-name="T65"> erg sec</text:span></text:p><text:p text:style-name="P49"><text:span text:style-name="T65"/></text:p><text:p text:style-name="P49"><text:span text:style-name="T65"/></text:p><draw:enhanced-geometry svg:viewBox="0 0 21600 21600" draw:type="rectangle" draw:enhanced-path="M 0 0 L 21600 0 21600 21600 0 21600 0 0 Z N"/></draw:custom-shape><draw:line text:anchor-type="paragraph" draw:z-index="8" draw:name="Vertical line 1" draw:style-name="gr5" draw:text-style-name="P48" svg:x1="3.8071in" svg:y1="0.2508in" svg:x2="3.8071in" svg:y2="1.5933in"><text:p/></draw:line></text:p>
      <text:p text:style-name="P2"><text:span text:style-name="T1">Angular Momentum of Electron, </text:span><text:span text:style-name="T1"><draw:frame draw:style-name="fr2" draw:name="Object8" text:anchor-type="as-char" svg:y="-0.3146in" svg:width="0.8638in" svg:height="0.5346in" draw:z-index="13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2"/>
      <text:p text:style-name="P4"/>
      <text:p text:style-name="P13">If an electron travels from one orbit to another orbit ,</text:p>
      <text:p text:style-name="P13">electron either consumes or leaves energy.</text:p>
      <text:p text:style-name="P13">If electron is traveling from an orbit having energy of <text:span text:style-name="T47">E</text:span><text:span text:style-name="T8">1 </text:span><text:span text:style-name="T25"><text:s/></text:span><text:span text:style-name="T10">to</text:span></text:p>
      <text:p text:style-name="P5"><text:span text:style-name="T10">E</text:span><text:span text:style-name="T4">2</text:span><text:span text:style-name="T10"> </text:span><text:span text:style-name="T15">then the consumed or left energy of electron is ,</text:span></text:p>
      <text:p text:style-name="P4"><draw:custom-shape text:anchor-type="paragraph" draw:z-index="9" draw:name="Shape 2" draw:style-name="gr4" draw:text-style-name="P50" svg:width="2.965in" svg:height="0.7106in" svg:x="1.772in" svg:y="0.0717in"><text:p text:style-name="P49"><text:span text:style-name="T65">h</text:span><text:span text:style-name="T65">=</text:span><text:span text:style-name="T65">P</text:span><text:span text:style-name="T65">l</text:span><text:span text:style-name="T65">a</text:span><text:span text:style-name="T65">n</text:span><text:span text:style-name="T65">k</text:span><text:span text:style-name="T65">s</text:span><text:span text:style-name="T65"> </text:span><text:span text:style-name="T65">c</text:span><text:span text:style-name="T65">o</text:span><text:span text:style-name="T65">n</text:span><text:span text:style-name="T65">s</text:span><text:span text:style-name="T65">t</text:span><text:span text:style-name="T65">a</text:span><text:span text:style-name="T65">n</text:span><text:span text:style-name="T65">t</text:span></text:p><text:p text:style-name="P49"><text:span text:style-name="T65">ν</text:span><text:span text:style-name="T65">=</text:span><text:span text:style-name="T65"> </text:span><text:span text:style-name="T65">f</text:span><text:span text:style-name="T65">r</text:span><text:span text:style-name="T65">e</text:span><text:span text:style-name="T65">q</text:span><text:span text:style-name="T65">u</text:span><text:span text:style-name="T65">e</text:span><text:span text:style-name="T65">n</text:span><text:span text:style-name="T65">c</text:span><text:span text:style-name="T65">y</text:span><text:span text:style-name="T65"> </text:span><text:span text:style-name="T65">o</text:span><text:span text:style-name="T65">f</text:span><text:span text:style-name="T65"> </text:span><text:span text:style-name="T65">t</text:span><text:span text:style-name="T65">h</text:span><text:span text:style-name="T65">e</text:span><text:span text:style-name="T65"> </text:span><text:span text:style-name="T65">e</text:span><text:span text:style-name="T65">n</text:span><text:span text:style-name="T65">e</text:span><text:span text:style-name="T65">r</text:span><text:span text:style-name="T65">g</text:span><text:span text:style-name="T65">y</text:span><text:span text:style-name="T65"> </text:span><text:span text:style-name="T65">c</text:span><text:span text:style-name="T65">o</text:span><text:span text:style-name="T65">n</text:span><text:span text:style-name="T65">s</text:span><text:span text:style-name="T65">u</text:span><text:span text:style-name="T65">m</text:span><text:span text:style-name="T65">e</text:span><text:span text:style-name="T65">d</text:span><text:span text:style-name="T65"> </text:span></text:p><text:p text:style-name="P49"><text:span text:style-name="T65">o</text:span><text:span text:style-name="T65">r</text:span><text:span text:style-name="T65"> </text:span><text:span text:style-name="T65">l</text:span><text:span text:style-name="T65">e</text:span><text:span text:style-name="T65">f</text:span><text:span text:style-name="T65">t</text:span><text:span text:style-name="T65"> </text:span><text:span text:style-name="T65">m</text:span><text:span text:style-name="T65">y</text:span><text:span text:style-name="T65"> </text:span><text:span text:style-name="T65">e</text:span><text:span text:style-name="T65">l</text:span><text:span text:style-name="T65">e</text:span><text:span text:style-name="T65">c</text:span><text:span text:style-name="T65">t</text:span><text:span text:style-name="T65">r</text:span><text:span text:style-name="T65">o</text:span><text:span text:style-name="T65">n</text:span></text:p><draw:enhanced-geometry svg:viewBox="0 0 21600 21600" draw:type="rectangle" draw:enhanced-path="M 0 0 L 21600 0 21600 21600 0 21600 0 0 Z N"/></draw:custom-shape><draw:line text:anchor-type="paragraph" draw:z-index="10" draw:name="Vertical line 2" draw:style-name="gr3" draw:text-style-name="P48" svg:x1="1.5874in" svg:y1="0.0535in" svg:x2="1.5874in" svg:y2="0.6063in"><text:p/></draw:line><text:span text:style-name="T45">Δ</text:span><text:span text:style-name="T46">E = E</text:span><text:span text:style-name="T7">2</text:span><text:span text:style-name="T16"> <text:s/>- E</text:span><text:span text:style-name="T7">1 <text:s/></text:span><text:span text:style-name="T16">= h</text:span><text:span text:style-name="T23">ν <text:s/></text:span><text:span text:style-name="T24"><text:s/></text:span></text:p>
      <text:p text:style-name="P23"/>
      <text:p text:style-name="P3"/>
      <text:p text:style-name="P3"/>
      <text:p text:style-name="P7">Energy of Hydrogen’s n-th orbit: <draw:frame draw:style-name="fr3" draw:name="Object13" text:anchor-type="as-char" svg:y="-0.3425in" svg:width="1.2209in" svg:height="0.589in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P7"/>
      <text:p text:style-name="P8">Radius of power shells: <draw:frame draw:style-name="fr2" draw:name="Object14" text:anchor-type="as-char" svg:y="-0.339in" svg:width="1.1429in" svg:height="0.5819in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8"/>
      <text:p text:style-name="P9"><text:span text:style-name="T54">Velocity </text:span>of Electron, <draw:frame draw:style-name="fr2" draw:name="Object15" text:anchor-type="as-char" svg:y="-0.3146in" svg:width="0.8953in" svg:height="0.5346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3"/>
      <text:p text:style-name="P39">m = mass of electron = 9.109 <text:span text:style-name="T53">×</text:span><text:span text:style-name="T46"> 10</text:span><text:span text:style-name="T38">-31 </text:span><text:span text:style-name="T16">kg</text:span></text:p>
      <text:p text:style-name="P40"><text:span text:style-name="T16"><text:tab/><text:tab/> <text:s text:c="10"/>=</text:span><text:span text:style-name="T22"> 9.109 </text:span><text:span text:style-name="T26">× </text:span><text:span text:style-name="T30">10</text:span><text:span text:style-name="T43">-28</text:span><text:span text:style-name="T30"> </text:span><text:span text:style-name="T22">g</text:span></text:p>
      <text:p text:style-name="P39"><text:span text:style-name="T16">e = charge of electron = 1.602 </text:span><text:span text:style-name="T26">×</text:span><text:span text:style-name="T28">10</text:span><text:span text:style-name="T42">-19 <text:s/></text:span><text:span text:style-name="T18">C</text:span></text:p>
      <text:p text:style-name="P41"><text:span text:style-name="T18"><text:tab/><text:tab/><text:tab/> </text:span><text:span text:style-name="T19">= </text:span><text:span text:style-name="T20">4.8 </text:span><text:span text:style-name="T27">× </text:span><text:span text:style-name="T20">10</text:span><text:span text:style-name="T44">-10 </text:span><text:span text:style-name="T20">esu</text:span></text:p>
      <text:p text:style-name="P15"><text:span text:style-name="T17">c = speed of light = 3</text:span><text:span text:style-name="T29">×</text:span><text:span text:style-name="T27">10</text:span><text:span text:style-name="T41">8</text:span><text:span text:style-name="T9"> </text:span><text:span text:style-name="T41"><text:s/></text:span><text:span text:style-name="T17">ms</text:span><text:span text:style-name="T39">-1</text:span></text:p>
      <text:p text:style-name="P30">h = Plank’s Constant</text:p>
      <text:p text:style-name="P16">n = number of shell</text:p>
      <text:p text:style-name="P16">Z = Atomic number</text:p>
      <text:p text:style-name="P5">Equation of de-Broglie: <draw:frame draw:style-name="fr2" draw:name="Object9" text:anchor-type="as-char" svg:y="-0.3146in" svg:width="0.7008in" svg:height="0.5346in" draw:z-index="17"><draw:object xlink:href="./Object 9" xlink:type="simple" xlink:show="embed" xlink:actuate="onLoad"/><draw:image xlink:href="./ObjectReplacements/Object 9" xlink:type="simple" xlink:show="embed" xlink:actuate="onLoad"/></draw:frame></text:p>
      <text:p text:style-name="P5"/>
      <text:p text:style-name="P5"/>
      <text:p text:style-name="P6">Common terms about waves:</text:p>
      <text:p text:style-name="P14"><draw:frame draw:style-name="fr2" draw:name="Object11" text:anchor-type="as-char" svg:y="-0.2193in" svg:width="0.6602in" svg:height="0.3256in" draw:z-index="18"><draw:object xlink:href="./Object 11" xlink:type="simple" xlink:show="embed" xlink:actuate="onLoad"/><draw:image xlink:href="./ObjectReplacements/Object 11" xlink:type="simple" xlink:show="embed" xlink:actuate="onLoad"/></draw:frame></text:p>
      <text:p text:style-name="P14"/>
      <text:p text:style-name="P14"><draw:frame draw:style-name="fr2" draw:name="Object12" text:anchor-type="as-char" svg:y="-0.3138in" svg:width="0.8634in" svg:height="0.5346in" draw:z-index="19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/>
      <text:p text:style-name="P31"><text:span text:style-name="T52">Here, c = speed of light ,</text:span><text:span text:style-name="T49">ν</text:span><text:span text:style-name="T48">=wave number, <text:line-break/></text:span><text:span text:style-name="T51">ν</text:span><text:span text:style-name="T50"> = frequency, </text:span><text:span text:style-name="T51">λ</text:span><text:span text:style-name="T50"> = wave length</text:span></text:p>
      <text:p text:style-name="P32"/>
      <text:p text:style-name="P14"><draw:custom-shape text:anchor-type="paragraph" draw:z-index="11" draw:name="Shape 3" draw:style-name="gr2" draw:text-style-name="P47" svg:width="3.0087in" svg:height="2.1669in" svg:x="3.4661in" svg:y="0.1835in"><text:p text:style-name="P46"><text:span text:style-name="T60">ν</text:span><text:span text:style-name="T61">=wave number</text:span></text:p><text:p text:style-name="P46"><text:span text:style-name="T61">n</text:span><text:span text:style-name="T62">1 </text:span><text:span text:style-name="T61">or n</text:span><text:span text:style-name="T62">2 </text:span><text:span text:style-name="T61">is the number </text:span></text:p><text:p text:style-name="P46"><text:span text:style-name="T61">of orbital from where and to where </text:span></text:p><text:p text:style-name="P46"><text:span text:style-name="T61">the electron travels..</text:span></text:p><text:p text:style-name="P46"><text:span text:style-name="T63">Tip: </text:span><text:span text:style-name="T61">always n</text:span><text:span text:style-name="T62">1</text:span><text:span text:style-name="T61"> is the higher orbit</text:span></text:p><text:p text:style-name="P46"><text:span text:style-name="T61">number and n</text:span><text:span text:style-name="T62">2 </text:span><text:span text:style-name="T61">is always lower,</text:span></text:p><text:p text:style-name="P46"><text:span text:style-name="T61">because the value of <text:s/></text:span><text:span text:style-name="T60">ν </text:span><text:span text:style-name="T61">always has</text:span></text:p><text:p text:style-name="P46"><text:span text:style-name="T61">to be positive</text:span></text:p><text:p text:style-name="P46"><text:span text:style-name="T61">R</text:span><text:span text:style-name="T62">H</text:span><text:span text:style-name="T61"> =</text:span><text:span text:style-name="T63"> Rydberg Constant</text:span></text:p><text:p text:style-name="P46"><text:span text:style-name="T63"><text:s text:c="5"/></text:span><text:span text:style-name="T63">= 1.097 × 10</text:span><text:span text:style-name="T64">7 </text:span><text:span text:style-name="T63">m</text:span><text:span text:style-name="T64">-1</text:span></text:p><draw:enhanced-geometry svg:viewBox="0 0 21600 21600" draw:type="rectangle" draw:enhanced-path="M 0 0 L 21600 0 21600 21600 0 21600 0 0 Z N"/></draw:custom-shape><draw:line text:anchor-type="paragraph" draw:z-index="12" draw:name="Vertical line 3" draw:style-name="gr1" draw:text-style-name="P45" svg:x1="3.3327in" svg:y1="0.1709in" svg:x2="3.3327in" svg:y2="2.2319in"><text:p/></draw:line></text:p>
      <text:p text:style-name="P14"><text:soft-page-break/></text:p>
      <text:p text:style-name="P14"/>
      <text:p text:style-name="P14"/>
      <text:p text:style-name="P5">Rydberg Equation:<draw:frame draw:style-name="fr2" draw:name="Object10" text:anchor-type="as-char" svg:y="-0.3146in" svg:width="1.2783in" svg:height="0.5835in" draw:z-index="20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Solubility:</text:p>
      <text:p text:style-name="P3"/>
      <text:p text:style-name="P10"><text:span text:style-name="T1"><draw:frame draw:style-name="fr1" draw:name="Object1" text:anchor-type="as-char" svg:y="-0.2437in" svg:width="1.5417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; Unit: mole/L or M</text:span></text:p>
      <text:p text:style-name="P12"><draw:frame draw:style-name="fr1" draw:name="Object2" text:anchor-type="as-char" svg:y="-0.2437in" svg:width="2.3043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3">Effect of Pressure in Solubility (Henry’s Law):</text:p>
      <text:p text:style-name="P10"><text:span text:style-name="T1">If applied pressure in a Gaseous Solute solution is </text:span><text:span text:style-name="T3">P</text:span></text:p>
      <text:p text:style-name="P12"/>
      <text:p text:style-name="P12"><draw:frame draw:style-name="fr1" draw:name="Object3" text:anchor-type="as-char" svg:y="-0.2181in" svg:width="0.7925in" svg:height="0.401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12"><draw:frame draw:style-name="fr2" draw:name="Object4" text:anchor-type="as-char" svg:y="-0.3398in" svg:width="1.9591in" svg:height="0.583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2"/>
      <text:p text:style-name="P11"><text:span text:style-name="T1">K</text:span><text:span text:style-name="T5">H</text:span><text:span text:style-name="T11"> = Henry’s Proportional Constant</text:span></text:p>
      <text:p text:style-name="P25"><text:s text:c="6"/>= S/P</text:p>
      <text:p text:style-name="P11"><text:span text:style-name="T11">Unit of K</text:span><text:span text:style-name="T5">H</text:span><text:span text:style-name="T11"> in SI standard is: M atm</text:span><text:span text:style-name="T35">-1</text:span><text:span text:style-name="T11"> </text:span></text:p>
      <text:p text:style-name="P25"/>
      <text:p text:style-name="P1"><text:span text:style-name="T11">Solubility Product (K</text:span><text:span text:style-name="T5">sp</text:span><text:span text:style-name="T11"> and K</text:span><text:span text:style-name="T5">ip</text:span><text:span text:style-name="T11">):</text:span></text:p>
      <text:p text:style-name="P11"><text:span text:style-name="T11">Suppose, MgCl</text:span><text:span text:style-name="T5">2 <text:s/></text:span><text:span text:style-name="T11">is dissolved in water. Hence the ionic equation as follow-</text:span></text:p>
      <text:p text:style-name="P25"><draw:frame draw:style-name="fr1" draw:name="Object5" text:anchor-type="as-char" svg:y="-0.172in" svg:width="1.6118in" svg:height="0.232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1"><text:span text:style-name="T11"><text:s/></text:span><text:span text:style-name="T11"><draw:frame draw:style-name="fr1" draw:name="Object6" text:anchor-type="as-char" svg:y="-0.172in" svg:width="1.4083in" svg:height="0.2327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5"/>
      <text:p text:style-name="P17"><text:span text:style-name="T11">**</text:span><text:span text:style-name="T12">Note: In IUPAC standard the Solubility of a solution with a specific solute and solvent is measured I mole/Liter which essentially means the Molarity of the solution. So K</text:span><text:span text:style-name="T6">sp </text:span><text:span text:style-name="T12"><text:s/>is the Ionic Product of the product ion. For example: in the example above shows how to find Ksp of a Solution. Which needs the molarity of Mg</text:span><text:span text:style-name="T36">2+ </text:span><text:span text:style-name="T12">and Cl</text:span><text:span text:style-name="T36"> -</text:span><text:span text:style-name="T12"> . But because solubility is the molarity of the solution so we can say [Mg</text:span><text:span text:style-name="T36">2+</text:span><text:span text:style-name="T12">] = [Cl</text:span><text:span text:style-name="T36"> -</text:span><text:span text:style-name="T12">] = Solubility or S</text:span></text:p>
      <text:p text:style-name="P26"/>
      <text:p text:style-name="P18"><text:span text:style-name="T11">K</text:span><text:span text:style-name="T5">sp </text:span><text:span text:style-name="T11">in the above reaction is, </text:span><text:span text:style-name="T11"><draw:frame draw:style-name="fr1" draw:name="Object7" text:anchor-type="as-char" svg:y="-0.172in" svg:width="1.1161in" svg:height="0.2327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8"/>
      <text:p text:style-name="P18"><text:span text:style-name="T11">**In order to use this equation the given Solubility must be converted to mole L</text:span><text:span text:style-name="T35">-</text:span><text:span text:style-name="T11"> or M. For example if the Given solubility is : 5</text:span><text:span text:style-name="T13">x10</text:span><text:span text:style-name="T37"> -4 </text:span><text:span text:style-name="T13">g/L we have to covert g/L to mole/L. In order to convert g/L to mole/L we have to divide the g/L by the Molar mass of solute</text:span></text:p>
      <text:p text:style-name="P27"/>
      <text:p text:style-name="P19"><text:soft-page-break/><text:span text:style-name="T11">**** The equation of K</text:span><text:span text:style-name="T5">ip </text:span><text:span text:style-name="T11">and K</text:span><text:span text:style-name="T5">sp </text:span><text:span text:style-name="T11">is the same . Difference between <text:s/>K</text:span><text:span text:style-name="T5">ip </text:span><text:span text:style-name="T11">and K</text:span><text:span text:style-name="T5">sp </text:span><text:span text:style-name="T11">is K</text:span><text:span text:style-name="T5">sp</text:span><text:span text:style-name="T11"> is the constant Ionic product for a solution in saturated state. It means we can identify K</text:span><text:span text:style-name="T5">sp </text:span><text:span text:style-name="T11">only for saturated solutions. And it’s value is constant in a specific solution and at a specific Temperature. </text:span></text:p>
      <text:p text:style-name="P19"><text:span text:style-name="T11">But K</text:span><text:span text:style-name="T5">ip </text:span><text:span text:style-name="T11"><text:s/>is essentially the ionic product of solute . K</text:span><text:span text:style-name="T5">ip </text:span><text:span text:style-name="T11">can be changed if the Concentration of the solution is changed . Also K</text:span><text:span text:style-name="T5">ip</text:span><text:span text:style-name="T11"> can be calculated at any solution (saturated , unsaturated or over-saturated). </text:span></text:p>
      <text:p text:style-name="P29"/>
      <text:p text:style-name="P21"><text:span text:style-name="T11">Relation between K</text:span><text:span text:style-name="T5">sp </text:span><text:span text:style-name="T14"><text:s/></text:span><text:span text:style-name="T11">and K</text:span><text:span text:style-name="T5">ip </text:span><text:span text:style-name="T11">:</text:span></text:p>
      <text:p text:style-name="P20"><text:span text:style-name="T11">if, K</text:span><text:span text:style-name="T5">ip </text:span><text:span text:style-name="T11">= K</text:span><text:span text:style-name="T5">sp</text:span><text:span text:style-name="T11"> : The solution is saturated</text:span></text:p>
      <text:p text:style-name="P20"><text:span text:style-name="T11">if, K</text:span><text:span text:style-name="T5">ip </text:span><text:span text:style-name="T11">&gt; K</text:span><text:span text:style-name="T5">sp </text:span><text:span text:style-name="T11">: The solution is over-saturated .</text:span></text:p>
      <text:p text:style-name="P20"><text:span text:style-name="T11">if, K</text:span><text:span text:style-name="T5">ip </text:span><text:span text:style-name="T11">&lt; K</text:span><text:span text:style-name="T5">sp </text:span><text:span text:style-name="T11">: The solution is unsaturated .</text:span></text:p>
      <text:p text:style-name="P34"/>
      <text:p text:style-name="P35"><text:tab/>UNIT CONVERSION <text:s/>REQUIRED FOR THIS CHAPTER</text:p>
      <text:p text:style-name="P35"/>
      <text:p text:style-name="P36"><text:s/></text:p>
      <table:table table:name="Table1" table:style-name="Table1">
        <table:table-column table:style-name="Table1.A" table:number-columns-repeated="3"/>
        <table:table-row table:style-name="TableLine94589606522032">
          <table:table-cell table:style-name="Table1.A1" office:value-type="string">
            <text:p text:style-name="P44">Name</text:p>
          </table:table-cell>
          <table:table-cell table:style-name="Table1.A1" office:value-type="string">
            <text:p text:style-name="P44">SI</text:p>
          </table:table-cell>
          <table:table-cell table:style-name="Table1.C1" office:value-type="string">
            <text:p text:style-name="P44">CGS</text:p>
          </table:table-cell>
        </table:table-row>
        <table:table-row table:style-name="TableLine94589606522032">
          <table:table-cell table:style-name="Table1.A2" office:value-type="string">
            <text:p text:style-name="P42"><text:span text:style-name="T58">Length</text:span> <text:s text:c="12"/></text:p>
          </table:table-cell>
          <table:table-cell table:style-name="Table1.A2" office:value-type="string">
            <text:p text:style-name="P43">meter(m)</text:p>
          </table:table-cell>
          <table:table-cell table:style-name="Table1.C2" office:value-type="string">
            <text:p text:style-name="P43">Centimeter (cm)</text:p>
          </table:table-cell>
        </table:table-row>
        <table:table-row table:style-name="TableLine94589606522032">
          <table:table-cell table:style-name="Table1.A2" office:value-type="string">
            <text:p text:style-name="P43">Mass</text:p>
          </table:table-cell>
          <table:table-cell table:style-name="Table1.A2" office:value-type="string">
            <text:p text:style-name="P43">kilogram(kg)</text:p>
          </table:table-cell>
          <table:table-cell table:style-name="Table1.C2" office:value-type="string">
            <text:p text:style-name="P43">dyne</text:p>
          </table:table-cell>
        </table:table-row>
        <table:table-row table:style-name="TableLine94589606522032">
          <table:table-cell table:style-name="Table1.A2" office:value-type="string">
            <text:p text:style-name="P43">Energy</text:p>
          </table:table-cell>
          <table:table-cell table:style-name="Table1.A2" office:value-type="string">
            <text:p text:style-name="P43">joule(J)</text:p>
          </table:table-cell>
          <table:table-cell table:style-name="Table1.C2" office:value-type="string">
            <text:p text:style-name="P43">erg</text:p>
          </table:table-cell>
        </table:table-row>
        <table:table-row table:style-name="TableLine94589606522032">
          <table:table-cell table:style-name="Table1.A2" office:value-type="string">
            <text:p text:style-name="P43">Charge</text:p>
          </table:table-cell>
          <table:table-cell table:style-name="Table1.A2" office:value-type="string">
            <text:p text:style-name="P43">Coulomb(C)</text:p>
          </table:table-cell>
          <table:table-cell table:style-name="Table1.C2" office:value-type="string">
            <text:p text:style-name="P43">esu</text:p>
          </table:table-cell>
        </table:table-row>
        <table:table-row table:style-name="TableLine94589606522032">
          <table:table-cell table:style-name="Table1.A2" office:value-type="string">
            <text:p text:style-name="P43">Time </text:p>
          </table:table-cell>
          <table:table-cell table:style-name="Table1.A2" office:value-type="string">
            <text:p text:style-name="P43">sec</text:p>
          </table:table-cell>
          <table:table-cell table:style-name="Table1.C2" office:value-type="string">
            <text:p text:style-name="P43">sec</text:p>
          </table:table-cell>
        </table:table-row>
      </table:table>
      <text:p text:style-name="P36"/>
      <text:p text:style-name="P37">Unit Conversions:</text:p>
      <text:p text:style-name="P33"/>
      <text:p text:style-name="P33">1mm = 10<text:span text:style-name="T34">-3</text:span> m</text:p>
      <text:p text:style-name="P33">1<text:span text:style-name="T45">µ</text:span><text:span text:style-name="T46">m = 10</text:span><text:span text:style-name="T38">-6 <text:s/></text:span><text:span text:style-name="T46">m</text:span></text:p>
      <text:p text:style-name="P38"><text:span text:style-name="T21">1nm = 10</text:span><text:span text:style-name="T40">-9 </text:span><text:span text:style-name="T21">m</text:span></text:p>
      <text:p text:style-name="P38"><text:span text:style-name="T21">1</text:span><text:span text:style-name="T31">Å</text:span><text:span text:style-name="T21"> = 10</text:span><text:span text:style-name="T40">-10</text:span><text:span text:style-name="T21"> m</text:span></text:p>
      <text:p text:style-name="P38"><text:span text:style-name="T21">1J = 10</text:span><text:span text:style-name="T40">7 </text:span><text:span text:style-name="T21">erg</text:span></text:p>
      <text:p text:style-name="P38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arial" svg:font-family="arial, sans-serif"/>
  </office:font-face-decls>
  <office:styles>
    <draw:marker draw:name="Arrowheads_20_1" draw:display-name="Arrowheads 1" svg:viewBox="0 0 20 13" svg:d="M0 13l10-13 10 13z"/>
    <draw:marker draw:name="Arrowheads_20_2" draw:display-name="Arrowheads 2" svg:viewBox="0 0 1131 1580" svg:d="M1013 1491l118 89-567-1580-564 1580 114-85 136-68 148-46 161-17 161 13 153 46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01:38:25.233792239</meta:creation-date>
    <dc:date>2021-11-15T00:53:20.800478962</dc:date>
    <meta:editing-duration>PT16M49S</meta:editing-duration>
    <meta:editing-cycles>7</meta:editing-cycles>
    <meta:generator>LibreOffice/7.2.1.2$Linux_X86_64 LibreOffice_project/20$Build-2</meta:generator>
    <meta:document-statistic meta:table-count="1" meta:image-count="0" meta:object-count="15" meta:page-count="3" meta:paragraph-count="73" meta:word-count="508" meta:character-count="2674" meta:non-whitespace-character-count="2166"/>
  </office:meta>
</office:document-meta>
</file>

<file path=Object 1/content.xml><?xml version="1.0" encoding="utf-8"?>
<math xmlns="http://www.w3.org/1998/Math/MathML" display="block">
  <semantics>
    <mrow>
      <mi>S</mi>
      <mo stretchy="false">=</mo>
      <mfrac>
        <mrow>
          <mi mathvariant="italic">Moles</mi>
          <mi mathvariant="italic">of</mi>
          <mi mathvariant="italic">Solute</mi>
        </mrow>
        <mrow>
          <mi mathvariant="italic">Volume</mi>
          <mi mathvariant="italic">of</mi>
          <mi mathvariant="italic">Solvent</mi>
        </mrow>
      </mfrac>
    </mrow>
    <annotation encoding="StarMath 5.0">S = { Moles of Solute } over { Volume of Solvent }</annotation>
  </semantics>
</math>
</file>

<file path=Object 10/content.xml><?xml version="1.0" encoding="utf-8"?>
<math xmlns="http://www.w3.org/1998/Math/MathML" display="block">
  <semantics>
    <mrow>
      <mrow>
        <mover accent="true">
          <mi>ν</mi>
          <mo stretchy="false">¯</mo>
        </mover>
        <mo stretchy="false">=</mo>
        <msub>
          <mi>R</mi>
          <mi>H</mi>
        </msub>
      </mrow>
      <mrow>
        <mo fence="true" form="prefix" stretchy="false">(</mo>
        <mrow>
          <mrow>
            <mfrac>
              <mn>1</mn>
              <msubsup>
                <mi>n</mi>
                <mn>1</mn>
                <mn>2</mn>
              </msubsup>
            </mfrac>
            <mo stretchy="false">−</mo>
            <mfrac>
              <mn>1</mn>
              <msubsup>
                <mi>n</mi>
                <mn>2</mn>
                <mn>2</mn>
              </msubsup>
            </mfrac>
          </mrow>
        </mrow>
        <mo fence="true" form="postfix" stretchy="false">)</mo>
      </mrow>
    </mrow>
    <annotation encoding="StarMath 5.0">bar{%nu} = R_H( 1 over {n^2_1} - 1 over {n^2_2} )</annotation>
  </semantics>
</math>
</file>

<file path=Object 11/content.xml><?xml version="1.0" encoding="utf-8"?>
<math xmlns="http://www.w3.org/1998/Math/MathML" display="block">
  <semantics>
    <mrow>
      <mrow>
        <mi>c</mi>
        <mo stretchy="false">=</mo>
        <mi>ν</mi>
      </mrow>
      <mi>λ</mi>
    </mrow>
    <annotation encoding="StarMath 5.0">c = %nu %lambda</annotation>
  </semantics>
</math>
</file>

<file path=Object 12/content.xml><?xml version="1.0" encoding="utf-8"?>
<math xmlns="http://www.w3.org/1998/Math/MathML" display="block">
  <semantics>
    <mrow>
      <mover accent="true">
        <mi>ν</mi>
        <mo stretchy="false">¯</mo>
      </mover>
      <mo stretchy="false">=</mo>
      <mfrac>
        <mi>ν</mi>
        <mi>c</mi>
      </mfrac>
      <mo stretchy="false">=</mo>
      <mfrac>
        <mn>1</mn>
        <mi>λ</mi>
      </mfrac>
    </mrow>
    <annotation encoding="StarMath 5.0">bar%nu = %nu over c = 1 over %lambda</annotation>
  </semantics>
</math>
</file>

<file path=Object 13/content.xml><?xml version="1.0" encoding="utf-8"?>
<math xmlns="http://www.w3.org/1998/Math/MathML" display="block">
  <semantics>
    <mrow>
      <msub>
        <mi>E</mi>
        <mi>n</mi>
      </msub>
      <mo stretchy="false">=</mo>
      <mfrac>
        <mrow>
          <mo stretchy="false">−</mo>
          <mrow>
            <mn>2</mn>
            <msup>
              <mi>π</mi>
              <mn>2</mn>
            </msup>
            <msup>
              <mi mathvariant="italic">me</mi>
              <mn>4</mn>
            </msup>
          </mrow>
        </mrow>
        <mrow>
          <msup>
            <mi>n</mi>
            <mn>2</mn>
          </msup>
          <mi>h</mi>
        </mrow>
      </mfrac>
    </mrow>
    <annotation encoding="StarMath 5.0">E_n = - { 2 %pi^2 me^4 } over { n^2 h }</annotation>
  </semantics>
</math>
</file>

<file path=Object 14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p>
            <mi>n</mi>
            <mn>2</mn>
          </msup>
          <msup>
            <mi>h</mi>
            <mn>2</mn>
          </msup>
        </mrow>
        <mrow>
          <mn>4</mn>
          <msup>
            <mi>π</mi>
            <mn>2</mn>
          </msup>
          <msup>
            <mi mathvariant="italic">mZe</mi>
            <mn>2</mn>
          </msup>
        </mrow>
      </mfrac>
    </mrow>
    <annotation encoding="StarMath 5.0">r_n = { n^2 h^2  } over {4%pi^2 mZe^2}</annotation>
  </semantics>
</math>
</file>

<file path=Object 15/content.xml><?xml version="1.0" encoding="utf-8"?>
<math xmlns="http://www.w3.org/1998/Math/MathML" display="block">
  <semantics>
    <mrow>
      <mi>v</mi>
      <mo stretchy="false">=</mo>
      <mfrac>
        <mi mathvariant="italic">nh</mi>
        <mrow>
          <mn>2</mn>
          <mi>π</mi>
          <mi mathvariant="italic">mr</mi>
        </mrow>
      </mfrac>
    </mrow>
    <annotation encoding="StarMath 5.0">v = { nh } over { 2%pi mr }</annotation>
  </semantics>
</math>
</file>

<file path=Object 2/content.xml><?xml version="1.0" encoding="utf-8"?>
<math xmlns="http://www.w3.org/1998/Math/MathML" display="block">
  <semantics>
    <mrow>
      <mi>S</mi>
      <mo stretchy="false">=</mo>
      <mfrac>
        <mrow>
          <mrow>
            <mn>100</mn>
            <mo stretchy="false">×</mo>
            <mi mathvariant="italic">Mass</mi>
          </mrow>
          <mi mathvariant="italic">of</mi>
          <mi mathvariant="italic">solute</mi>
          <mtext>in</mtext>
          <mi mathvariant="italic">grams</mi>
        </mrow>
        <mrow>
          <mi mathvariant="italic">Mass</mi>
          <mi mathvariant="italic">of</mi>
          <mi mathvariant="italic">solvent</mi>
          <mtext>in</mtext>
          <mi mathvariant="italic">gram</mi>
        </mrow>
      </mfrac>
    </mrow>
    <annotation encoding="StarMath 5.0">S = { 100 times Mass of  solute "in" grams } over { Mass of solvent "in" gram }</annotation>
  </semantics>
</math>
</file>

<file path=Object 3/content.xml><?xml version="1.0" encoding="utf-8"?>
<math xmlns="http://www.w3.org/1998/Math/MathML" display="block">
  <semantics>
    <mtable>
      <mtr>
        <mtd>
          <mrow>
            <mi>S</mi>
            <mo stretchy="false">∝</mo>
            <mi>P</mi>
          </mrow>
        </mtd>
      </mtr>
      <mtr>
        <mtd>
          <mrow>
            <mi>S</mi>
            <mo stretchy="false">=</mo>
            <mrow>
              <msub>
                <mi>K</mi>
                <mi>H</mi>
              </msub>
              <mo stretchy="false">×</mo>
              <mi>P</mi>
            </mrow>
          </mrow>
        </mtd>
      </mtr>
    </mtable>
    <annotation encoding="StarMath 5.0">S prop P newline S = K_H times P
</annotation>
  </semantics>
</math>
</file>

<file path=Object 4/content.xml><?xml version="1.0" encoding="utf-8"?>
<math xmlns="http://www.w3.org/1998/Math/MathML" display="block">
  <semantics>
    <mrow>
      <mrow>
        <mfrac>
          <msub>
            <mi>S</mi>
            <mn>1</mn>
          </msub>
          <msub>
            <mi>P</mi>
            <mn>1</mn>
          </msub>
        </mfrac>
        <mo stretchy="false">=</mo>
        <mfrac>
          <msub>
            <mi>S</mi>
            <mn>2</mn>
          </msub>
          <msub>
            <mi>P</mi>
            <mn>2</mn>
          </msub>
        </mfrac>
        <mo stretchy="false">=</mo>
        <mfrac>
          <msub>
            <mi>S</mi>
            <mn>3</mn>
          </msub>
          <msub>
            <mi>P</mi>
            <mn>3</mn>
          </msub>
        </mfrac>
        <mo stretchy="false">=</mo>
        <mn>................</mn>
      </mrow>
      <mi>.</mi>
    </mrow>
    <annotation encoding="StarMath 5.0">S_1 over P_1 = S_2 over P_2 = S_3 over P_3 = .................</annotation>
  </semantics>
</math>
</file>

<file path=Object 5/content.xml><?xml version="1.0" encoding="utf-8"?>
<math xmlns="http://www.w3.org/1998/Math/MathML" display="block">
  <semantics>
    <mrow>
      <msub>
        <mi mathvariant="italic">MgCl</mi>
        <mn>2</mn>
      </msub>
      <mrow>
        <mi mathvariant="normal">⇌</mi>
        <mo stretchy="false">=</mo>
        <mrow>
          <msup>
            <mi mathvariant="italic">Mg</mi>
            <mrow>
              <mn>2</mn>
              <mtext>+</mtext>
            </mrow>
          </msup>
          <mo stretchy="false">+</mo>
          <mn>2</mn>
        </mrow>
      </mrow>
      <msup>
        <mi mathvariant="italic">Cl</mi>
        <mtext> -</mtext>
      </msup>
    </mrow>
    <annotation encoding="StarMath 5.0">MgCl_2 %Ux21CC = Mg^{ 2"+" } + 2Cl^" -"</annotation>
  </semantics>
</math>
</file>

<file path=Object 6/content.xml><?xml version="1.0" encoding="utf-8"?>
<math xmlns="http://www.w3.org/1998/Math/MathML" display="block">
  <semantics>
    <mrow>
      <msub>
        <mi>K</mi>
        <mi mathvariant="italic">sp</mi>
      </msub>
      <mo stretchy="false">=</mo>
      <mrow>
        <mrow>
          <mo fence="true" form="prefix" stretchy="false">[</mo>
          <mrow>
            <msup>
              <mi mathvariant="italic">Mg</mi>
              <mrow>
                <mn>2</mn>
                <mtext>+</mtext>
              </mrow>
            </msup>
          </mrow>
          <mo fence="true" form="postfix" stretchy="false">]</mo>
        </mrow>
        <mo stretchy="false">+</mo>
        <msup>
          <mrow>
            <mo fence="true" form="prefix" stretchy="false">[</mo>
            <mrow>
              <msup>
                <mi mathvariant="italic">Cl</mi>
                <mtext> -</mtext>
              </msup>
            </mrow>
            <mo fence="true" form="postfix" stretchy="false">]</mo>
          </mrow>
          <mn>2</mn>
        </msup>
      </mrow>
    </mrow>
    <annotation encoding="StarMath 5.0">K_sp = [Mg^{ 2"+" }] + [Cl^" -"]^2</annotation>
  </semantics>
</math>
</file>

<file path=Object 7/content.xml><?xml version="1.0" encoding="utf-8"?>
<math xmlns="http://www.w3.org/1998/Math/MathML" display="block">
  <semantics>
    <mrow>
      <msub>
        <mi>K</mi>
        <mi mathvariant="italic">sp</mi>
      </msub>
      <mo stretchy="false">=</mo>
      <mrow>
        <mi>S</mi>
        <mo stretchy="false">×</mo>
        <msup>
          <mi>S</mi>
          <mn>2</mn>
        </msup>
      </mrow>
      <mo stretchy="false">=</mo>
      <msup>
        <mi>S</mi>
        <mn>3</mn>
      </msup>
    </mrow>
    <annotation encoding="StarMath 5.0">K_sp = S times S^2 = S^3</annotation>
  </semantics>
</math>
</file>

<file path=Object 8/content.xml><?xml version="1.0" encoding="utf-8"?>
<math xmlns="http://www.w3.org/1998/Math/MathML" display="block">
  <semantics>
    <mrow>
      <mi mathvariant="italic">mvr</mi>
      <mo stretchy="false">=</mo>
      <mfrac>
        <mi mathvariant="italic">nh</mi>
        <mrow>
          <mn>2</mn>
          <mi>π</mi>
        </mrow>
      </mfrac>
    </mrow>
    <annotation encoding="StarMath 5.0">mvr = { nh }over { 2 %pi }</annotation>
  </semantics>
</math>
</file>

<file path=Object 9/content.xml><?xml version="1.0" encoding="utf-8"?>
<math xmlns="http://www.w3.org/1998/Math/MathML" display="block">
  <semantics>
    <mrow>
      <mi>λ</mi>
      <mo stretchy="false">=</mo>
      <mfrac>
        <mi>h</mi>
        <mi mathvariant="italic">mv</mi>
      </mfrac>
    </mrow>
    <annotation encoding="StarMath 5.0">%lambda = h over mv</annotation>
  </semantics>
</math>
</file>